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Hyperlink" style:family="text">
      <style:text-properties fo:language="en" fo:country="NL" style:language-asian="zh" style:country-asian="CN"/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/>
    </style:style>
    <style:style style:name="T6" style:parent-style-name="Hyperlink" style:family="text">
      <style:text-properties fo:language="en" fo:country="NL" style:language-asian="zh" style:country-asian="CN"/>
    </style:style>
    <style:style style:name="P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8" style:parent-style-name="Hyperlink" style:family="text">
      <style:text-properties fo:language="en" fo:country="NL" style:language-asian="zh" style:country-asian="CN"/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/>
    </style:style>
    <style:style style:name="T10" style:parent-style-name="Hyperlink" style:family="text">
      <style:text-properties fo:language="en" fo:country="NL" style:language-asian="zh" style:country-asian="CN"/>
    </style:style>
    <style:style style:name="P1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12" style:parent-style-name="Hyperlink" style:family="text">
      <style:text-properties fo:language="en" fo:country="NL"/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/>
    </style:style>
    <style:style style:name="T14" style:parent-style-name="Hyperlink" style:family="text">
      <style:text-properties fo:language="en" fo:country="NL"/>
    </style:style>
    <style:style style:name="P15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P16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P17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" style:parent-style-name="DefaultParagraphFont" style:family="text">
      <style:text-properties fo:language="en" fo:country="NL"/>
    </style:style>
    <style:style style:name="T19" style:parent-style-name="Hyperlink" style:family="text">
      <style:text-properties fo:language="en" fo:country="NL"/>
    </style:style>
    <style:style style:name="P20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P21" style:parent-style-name="Heading2" style:family="paragraph">
      <style:text-properties fo:language="en" fo:country="NL" style:language-asian="zh" style:country-asian="CN" style:language-complex="ar" style:country-complex="SA"/>
    </style:style>
    <style:style style:name="P22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P23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P24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P25" style:parent-style-name="Heading2" style:family="paragraph">
      <style:text-properties fo:language="en" fo:country="NL" style:language-asian="zh" style:country-asian="CN" style:language-complex="ar" style:country-complex="SA"/>
    </style:style>
    <style:style style:name="P26" style:parent-style-name="Textbody" style:family="paragraph">
      <style:text-properties fo:language="en" fo:country="NL"/>
    </style:style>
    <style:style style:name="P27" style:parent-style-name="Heading1" style:family="paragraph">
      <style:text-properties fo:language="en" fo:country="NL"/>
    </style:style>
    <style:style style:name="P28" style:parent-style-name="Textbody" style:family="paragraph">
      <style:text-properties fo:language="en" fo:country="NL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67407652" office:target-frame-name="_top" xlink:show="replace"><text:span text:style-name="Hyperlink">1</text:span><text:span text:style-name="T2"><text:tab/></text:span><text:span text:style-name="Hyperlink">Plotting from a .txt file</text:span><text:tab/>1</text:a></text:p>
          <text:p text:style-name="P3"><text:a xlink:href="#_Toc67407653" office:target-frame-name="_top" xlink:show="replace"><text:span text:style-name="T4">1.1</text:span><text:span text:style-name="T5"><text:tab/></text:span><text:span text:style-name="T6">particular columns</text:span><text:tab/>1</text:a></text:p>
          <text:p text:style-name="P7"><text:a xlink:href="#_Toc67407654" office:target-frame-name="_top" xlink:show="replace"><text:span text:style-name="T8">1.2</text:span><text:span text:style-name="T9"><text:tab/></text:span><text:span text:style-name="T10">multiple plots on a figure</text:span><text:tab/>1</text:a></text:p>
          <text:p text:style-name="P11"><text:a xlink:href="#_Toc67407655" office:target-frame-name="_top" xlink:show="replace"><text:span text:style-name="T12">2</text:span><text:span text:style-name="T13"><text:tab/></text:span><text:span text:style-name="T14">settings on the axis of the plot</text:span><text:tab/>1</text:a></text:p>
        </text:index-body>
      </text:table-of-content>
      <text:h text:style-name="Heading1" text:outline-level="1"><text:bookmark-start text:name="_Toc67127247"/><text:bookmark-start text:name="_Toc67407652"/>Plotting from a .txt file<text:bookmark-end text:name="_Toc67127247"/><text:bookmark-end text:name="_Toc67407652"/></text:h>
      <text:p text:style-name="P15">plot 'mynumbers.dat' with lines; replot 1.26e-19*x**2.61</text:p>
      <text:p text:style-name="P16"/>
      <text:p text:style-name="P17"><text:span text:style-name="T18"><text:s/></text:span><text:a xlink:href="https://unix.stackexchange.com/questions/407269/plot-2d-graph-with-points-from-a-file" office:target-frame-name="_top" xlink:show="replace"><text:span text:style-name="T19">https://unix.stackexchange.com/questions/407269/plot-2d-graph-with-points-from-a-file</text:span></text:a></text:p>
      <text:p text:style-name="P20"/>
      <text:h text:style-name="P21" text:outline-level="2"><text:bookmark-start text:name="_Toc67407653"/>particular columns<text:bookmark-end text:name="_Toc67407653"/></text:h>
      <text:p text:style-name="P22">plot "data_vector.txt" u 1:2</text:p>
      <text:p text:style-name="P23"/>
      <text:p text:style-name="P24"/>
      <text:h text:style-name="P25" text:outline-level="2"><text:bookmark-start text:name="_Toc67407654"/>multiple plots on a figure<text:bookmark-end text:name="_Toc67407654"/></text:h>
      <text:p text:style-name="Textbody">plot "data_ndofs_and_error_solu_deg_2.txt" with points title "degree = 2";</text:p>
      <text:p text:style-name="Textbody">replot "data_ndofs_and_error_solu_deg_3.txt" <text:s/>title "degree = 3";<text:s/></text:p>
      <text:p text:style-name="Textbody">replot"data_ndofs_and_error_solu_deg_4.txt" title "degree = 4";</text:p>
      <text:p text:style-name="Textbody">replot "data_ndofs_and_error_solu_deg_5.txt" title "degree = 5";<text:s/></text:p>
      <text:p text:style-name="Textbody">replot 1.2e-18*x**2.0</text:p>
      <text:p text:style-name="P26"/>
      <text:h text:style-name="P27" text:outline-level="1"><text:bookmark-start text:name="_Toc67407655"/>settings on the<text:s/>axis of the<text:s/>plot<text:bookmark-end text:name="_Toc67407655"/></text:h>
      <text:p text:style-name="P28">set logscale x 10; set logscale y 10;</text:p>
      <text:p text:style-name="Textbody">set xrange [1:1e5];<text:s/>set yrange [1e-20:1e0]; <text:s text:c="3"/></text:p>
      <text:p text:style-name="Textbody">set xlabel "Number of DoFs"<text:s/>font "Times-Roman,12";<text:s/>set ylabel "Error"<text:s/>font "Times-Roman,12";</text:p>
      <text:p text:style-name="Textbody">set key font ",16";</text:p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NL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3-23T17:55:00Z</dc:date>
    <meta:template xlink:href="Normal.dotm" xlink:type="simple"/>
    <meta:editing-cycles>34</meta:editing-cycles>
    <meta:editing-duration>PT3020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1" meta:character-count="1284" meta:row-count="9" meta:non-whitespace-character-count="1095"/>
  </office:meta>
</office:document-meta>
</file>